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9.567cm" style:rel-column-width="21845*"/>
    </style:style>
    <style:style style:name="Principal.B" style:family="table-column">
      <style:table-column-properties style:column-width="7.736cm" style:rel-column-width="17664*"/>
    </style:style>
    <style:style style:name="Principal.C" style:family="table-column">
      <style:table-column-properties style:column-width="11.398cm" style:rel-column-width="26026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97cm" fo:border-left="none" fo:border-right="none" fo:border-top="2pt solid #808080" fo:border-bottom="none"/>
    </style:style>
    <style:style style:name="Principal.C1" style:family="table-cell">
      <style:table-cell-properties style:vertical-align="" fo:background-color="transparent" fo:padding="0.049cm" fo:border-left="none" fo:border-right="2pt solid #808080" fo:border-top="2pt solid #808080" fo:border-bottom="none" style:writing-mode="page">
        <style:background-image/>
      </style:table-cell-properties>
    </style:style>
    <style:style style:name="Principal.B2" style:family="table-cell">
      <style:table-cell-properties fo:padding="0.049cm" fo:border-left="none" fo:border-right="none" fo:border-top="none" fo:border-bottom="2pt solid #808080"/>
    </style:style>
    <style:style style:name="Principal.C2" style:family="table-cell">
      <style:table-cell-properties fo:padding="0.049cm" fo:border-left="none" fo:border-right="2pt solid #808080" fo:border-top="none" fo:border-bottom="2pt solid #808080"/>
    </style:style>
    <style:style style:name="Project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.A" style:family="table-column">
      <style:table-column-properties style:column-width="9.567cm" style:rel-column-width="21845*"/>
    </style:style>
    <style:style style:name="Project.B" style:family="table-column">
      <style:table-column-properties style:column-width="0.432cm" style:rel-column-width="986*"/>
    </style:style>
    <style:style style:name="Project.C" style:family="table-column">
      <style:table-column-properties style:column-width="4.352cm" style:rel-column-width="9935*"/>
    </style:style>
    <style:style style:name="Project.D" style:family="table-column">
      <style:table-column-properties style:column-width="4.784cm" style:rel-column-width="10922*"/>
    </style:style>
    <style:style style:name="Project.E" style:family="table-column">
      <style:table-column-properties style:column-width="9.567cm" style:rel-column-width="21847*"/>
    </style:style>
    <style:style style:name="Project.A1" style:family="table-cell">
      <style:table-cell-properties fo:padding="0.097cm" fo:border-left="0.5pt solid #000000" fo:border-right="none" fo:border-top="0.5pt solid #000000" fo:border-bottom="none"/>
    </style:style>
    <style:style style:name="Project.C1" style:family="table-cell">
      <style:table-cell-properties fo:padding="0.097cm" fo:border-left="none" fo:border-right="none" fo:border-top="0.5pt solid #000000" fo:border-bottom="none"/>
    </style:style>
    <style:style style:name="Project.D1" style:family="table-cell">
      <style:table-cell-properties fo:padding="0.097cm" fo:border-left="none" fo:border-right="0.5pt solid #000000" fo:border-top="0.5pt solid #000000" fo:border-bottom="none"/>
    </style:style>
    <style:style style:name="Project.A2" style:family="table-cell">
      <style:table-cell-properties fo:padding="0.097cm" fo:border-left="0.5pt solid #000000" fo:border-right="0.5pt solid #000000" fo:border-top="none" fo:border-bottom="0.5pt solid #000000"/>
    </style:style>
    <style:style style:name="Project.A4" style:family="table-cell">
      <style:table-cell-properties fo:padding="0.101cm" fo:border="none"/>
    </style:style>
    <style:style style:name="Samples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Samples.A" style:family="table-column">
      <style:table-column-properties style:column-width="3.6cm" style:rel-column-width="8220*"/>
    </style:style>
    <style:style style:name="Samples.B" style:family="table-column">
      <style:table-column-properties style:column-width="3.997cm" style:rel-column-width="9126*"/>
    </style:style>
    <style:style style:name="Samples.C" style:family="table-column">
      <style:table-column-properties style:column-width="21.105cm" style:rel-column-width="48189*"/>
    </style:style>
    <style:style style:name="Samples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Samples.A2" style:family="table-cell">
      <style:table-cell-properties fo:padding="0.097cm" fo:border="none"/>
    </style:style>
    <style:style style:name="Samples.A3" style:family="table-cell">
      <style:table-cell-properties style:vertical-align="middle" fo:padding="0.097cm" fo:border-left="none" fo:border-right="none" fo:border-top="none" fo:border-bottom="0.05pt solid #000000"/>
    </style:style>
    <style:style style:name="Samples.A4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e7e2f" officeooo:paragraph-rsid="003e7e2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463b83" officeooo:paragraph-rsid="00463b83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ans1" fo:font-size="10pt" fo:font-weight="bold" officeooo:rsid="0043b7ba" officeooo:paragraph-rsid="0045690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9pt" officeooo:paragraph-rsid="00456907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fo:font-size="9pt" officeooo:paragraph-rsid="0036ad8c" style:font-size-asian="9pt" style:font-size-complex="9pt"/>
    </style:style>
    <style:style style:name="P8" style:family="paragraph" style:parent-style-name="Table_20_Contents">
      <style:text-properties style:font-name="Liberation Sans1" fo:font-size="9pt" officeooo:paragraph-rsid="001f0624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3e7e2f" officeooo:paragraph-rsid="003e7e2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1" style:family="paragraph" style:parent-style-name="Header">
      <style:text-properties style:font-name="Liberation Sans1"/>
    </style:style>
    <style:style style:name="P12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P13" style:family="paragraph" style:parent-style-name="Standard">
      <style:text-properties style:font-name="Liberation Sans1"/>
    </style:style>
    <style:style style:name="P14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3114dd" style:font-size-asian="20pt" style:font-weight-asian="bold" style:font-size-complex="20pt" style:font-weight-complex="bold"/>
    </style:style>
    <style:style style:name="P17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10pt" fo:font-weight="bold" officeooo:paragraph-rsid="0052ad3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10pt" fo:font-weight="bold" officeooo:rsid="0053f6cc" officeooo:paragraph-rsid="0053f6c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8pt" fo:font-weight="normal" officeooo:rsid="00464bfd" officeooo:paragraph-rsid="00464bfd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8pt" fo:font-weight="normal" officeooo:rsid="0043b7ba" officeooo:paragraph-rsid="00464bfd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8pt" fo:font-weight="normal" officeooo:rsid="0043b7ba" officeooo:paragraph-rsid="0047e137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8pt" fo:font-weight="normal" officeooo:rsid="0043b7ba" officeooo:paragraph-rsid="004f8619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Liberation Sans1" fo:font-size="8pt" fo:font-weight="normal" officeooo:rsid="00463b83" officeooo:paragraph-rsid="00463b83" style:font-size-asian="8pt" style:font-weight-asian="normal" style:font-size-complex="8pt" style:font-weight-complex="normal"/>
    </style:style>
    <style:style style:name="T1" style:family="text">
      <style:text-properties fo:language="zxx" fo:country="none" officeooo:rsid="003114dd" style:language-asian="zxx" style:country-asian="none" style:language-complex="zxx" style:country-complex="none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47e137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464bf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bold" officeooo:rsid="004f8619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officeooo:rsid="00464bfd"/>
    </style:style>
    <style:style style:name="T8" style:family="text">
      <style:text-properties officeooo:rsid="00463b83"/>
    </style:style>
    <style:style style:name="T9" style:family="text">
      <style:text-properties officeooo:rsid="00464bfd"/>
    </style:style>
    <style:style style:name="T10" style:family="text">
      <style:text-properties officeooo:rsid="0052ad3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table:number-rows-spanned="2" office:value-type="string">
            <text:p text:style-name="P16"/>
          </table:table-cell>
          <table:table-cell table:style-name="Principal.B1" office:value-type="string">
            <text:p text:style-name="P10">Ingress date range:</text:p>
          </table:table-cell>
          <table:table-cell table:style-name="Principal.C1" office:value-type="string">
            <text:p text:style-name="P15"><text:placeholder text:placeholder-type="text">&lt;format_date(date_from, user.language)&gt;</text:placeholder> - <text:placeholder text:placeholder-type="text">&lt;format_date(date_to, user.language)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9">Print date:</text:p>
          </table:table-cell>
          <table:table-cell table:style-name="Principal.C2" office:value-type="string">
            <text:p text:style-name="P14"><text:placeholder text:placeholder-type="text">&lt;format_date(datetime.datetime.today(), user.language)&gt;</text:placeholder></text:p>
          </table:table-cell>
        </table:table-row>
      </table:table>
      <text:p text:style-name="P13"/>
      <text:p text:style-name="P13"><text:placeholder text:placeholder-type="text">&lt;for each="project in objects"&gt;</text:placeholder></text:p>
      <table:table table:name="Project" table:style-name="Project">
        <table:table-column table:style-name="Project.A"/>
        <table:table-column table:style-name="Project.B"/>
        <table:table-column table:style-name="Project.C"/>
        <table:table-column table:style-name="Project.D"/>
        <table:table-column table:style-name="Project.E"/>
        <table:table-header-rows>
          <table:table-row>
            <table:table-cell table:style-name="Project.A1" table:number-columns-spanned="2" office:value-type="string">
              <text:p text:style-name="P17">Study N° <text:placeholder text:placeholder-type="text">&lt;project.stp_code&gt;</text:placeholder></text:p>
              <text:p text:style-name="P18"><text:span text:style-name="T10">Id Interno N</text:span>° <text:placeholder text:placeholder-type="text">&lt;project.stp_number&gt;</text:placeholder></text:p>
            </table:table-cell>
            <table:covered-table-cell/>
            <table:table-cell table:style-name="Project.C1" office:value-type="string">
              <text:p text:style-name="P17"><text:placeholder text:placeholder-type="text">&lt;if test="project.stp_glp"&gt;</text:placeholder>Under GLP<text:placeholder text:placeholder-type="text">&lt;/if&gt;</text:placeholder></text:p>
            </table:table-cell>
            <table:table-cell table:style-name="Project.D1" table:number-columns-spanned="2" office:value-type="string">
              <text:p text:style-name="P17">Sponsor: <text:placeholder text:placeholder-type="text">&lt;project.stp_sponsor&gt;</text:placeholder></text:p>
            </table:table-cell>
            <table:covered-table-cell/>
          </table:table-row>
          <table:table-row>
            <table:table-cell table:style-name="Project.A2" table:number-columns-spanned="5" office:value-type="string">
              <text:p text:style-name="P19">Description: <text:placeholder text:placeholder-type="text">&lt;project.stp_description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roject.A2" table:number-columns-spanned="5" office:value-type="string">
            <text:p text:style-name="P17">Study director: <text:placeholder text:placeholder-type="text">&lt;project.stp_study_direct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Project.A4" office:value-type="string">
            <text:p text:style-name="P21"><text:span text:style-name="T4">Start date:</text:span><text:span text:style-name="T9"> </text:span><text:span text:style-name="T7"><text:placeholder text:placeholder-type="text">&lt;format_date(project.stp_start_date, user.language) if project.stp_start_date else ''&gt;</text:placeholder></text:span></text:p>
          </table:table-cell>
          <table:table-cell table:style-name="Project.A4" table:number-columns-spanned="3" office:value-type="string">
            <text:p text:style-name="P20"><text:span text:style-name="T2">End date:</text:span> <text:span text:style-name="T6"><text:placeholder text:placeholder-type="text">&lt;format_date(project.stp_end_date, user.language) if project.stp_end_date else ''&gt;</text:placeholder></text:span></text:p>
          </table:table-cell>
          <table:covered-table-cell/>
          <table:covered-table-cell/>
          <table:table-cell table:style-name="Project.A4" office:value-type="string">
            <text:p text:style-name="P20"><text:span text:style-name="T2">State:</text:span> <text:span text:style-name="T8"><text:placeholder text:placeholder-type="text">&lt;project.stp_state&gt;</text:placeholder></text:span></text:p>
          </table:table-cell>
        </table:table-row>
        <table:table-row>
          <table:table-cell table:style-name="Project.A4" table:number-columns-spanned="3" office:value-type="string">
            <text:p text:style-name="P22"><text:span text:style-name="T3">Proposal start date:</text:span> <text:span text:style-name="T8"><text:placeholder text:placeholder-type="text">&lt;project.stp_proposal_start_date&gt;</text:placeholder></text:span></text:p>
          </table:table-cell>
          <table:covered-table-cell/>
          <table:covered-table-cell/>
          <table:table-cell table:style-name="Project.A4" table:number-columns-spanned="2" office:value-type="string">
            <text:p text:style-name="P22"><text:span text:style-name="T3">Proposal end date:</text:span> <text:span text:style-name="T8"><text:placeholder text:placeholder-type="text">&lt;project.stp_proposal_end_date&gt;</text:placeholder></text:span></text:p>
          </table:table-cell>
          <table:covered-table-cell/>
        </table:table-row>
        <table:table-row>
          <table:table-cell table:style-name="Project.A4" table:number-columns-spanned="3" office:value-type="string">
            <text:p text:style-name="P24"><text:span text:style-name="T2">Product brand:</text:span> <text:placeholder text:placeholder-type="text">&lt;project.stp_product_brand&gt;</text:placeholder></text:p>
          </table:table-cell>
          <table:covered-table-cell/>
          <table:covered-table-cell/>
          <table:table-cell table:style-name="Project.A4" table:number-columns-spanned="2" office:value-type="string">
            <text:p text:style-name="P23"><text:span text:style-name="T5">Implementation - Validation:</text:span> <text:span text:style-name="T8"><text:placeholder text:placeholder-type="text">&lt;if test="project.stp_implementation_validation"&gt;</text:placeholder></text:span><text:span text:style-name="T8">Yes</text:span><text:span text:style-name="T8"><text:placeholder text:placeholder-type="text">&lt;/if&gt;</text:placeholder></text:span></text:p>
          </table:table-cell>
          <table:covered-table-cell/>
        </table:table-row>
        <table:table-row>
          <table:table-cell table:style-name="Project.A4" table:number-columns-spanned="3" office:value-type="string">
            <text:p text:style-name="P22"><text:span text:style-name="T3">Pattern availability:</text:span> <text:span text:style-name="T8"><text:placeholder text:placeholder-type="text">&lt;if test="project.stp_pattern_availability"&gt;</text:placeholder></text:span><text:span text:style-name="T8">Yes</text:span><text:span text:style-name="T8"><text:placeholder text:placeholder-type="text">&lt;/if&gt;</text:placeholder></text:span></text:p>
          </table:table-cell>
          <table:covered-table-cell/>
          <table:covered-table-cell/>
          <table:table-cell table:style-name="Project.A4" table:number-columns-spanned="2" office:value-type="string">
            <text:p text:style-name="P24"><text:span text:style-name="T2">Matrix:</text:span> <text:placeholder text:placeholder-type="text">&lt;project.stp_matrix&gt;</text:placeholder></text:p>
          </table:table-cell>
          <table:covered-table-cell/>
        </table:table-row>
      </table:table>
      <text:p text:style-name="Text_20_body"/>
      <table:table table:name="Samples" table:style-name="Samples">
        <table:table-column table:style-name="Samples.A"/>
        <table:table-column table:style-name="Samples.B"/>
        <table:table-column table:style-name="Samples.C"/>
        <table:table-header-rows>
          <table:table-row>
            <table:table-cell table:style-name="Samples.A1" office:value-type="string">
              <text:p text:style-name="P4">Input date</text:p>
            </table:table-cell>
            <table:table-cell table:style-name="Samples.A1" office:value-type="string">
              <text:p text:style-name="P4">Packages quantity</text:p>
            </table:table-cell>
            <table:table-cell table:style-name="Samples.A1" office:value-type="string">
              <text:p text:style-name="P5">Comments</text:p>
            </table:table-cell>
          </table:table-row>
        </table:table-header-rows>
        <table:table-row>
          <table:table-cell table:style-name="Samples.A4" table:number-columns-spanned="3" office:value-type="string">
            <text:p text:style-name="P8"><text:placeholder text:placeholder-type="text">&lt;for each="sample in project.samples"&gt;</text:placeholder></text:p>
          </table:table-cell>
          <table:covered-table-cell/>
          <table:covered-table-cell/>
        </table:table-row>
        <table:table-row>
          <table:table-cell table:style-name="Samples.A3" office:value-type="string">
            <text:p text:style-name="P6"><text:placeholder text:placeholder-type="text">&lt;format_date(sample['entry_date'], user.language) if sample['entry_date'] else ''&gt;</text:placeholder></text:p>
          </table:table-cell>
          <table:table-cell table:style-name="Samples.A3" office:value-type="string">
            <text:p text:style-name="P6"><text:placeholder text:placeholder-type="text">&lt;sample['packages']&gt;</text:placeholder></text:p>
          </table:table-cell>
          <table:table-cell table:style-name="Samples.A3" office:value-type="string">
            <text:p text:style-name="P7"><text:placeholder text:placeholder-type="text">&lt;sample['comments']&gt;</text:placeholder></text:p>
          </table:table-cell>
        </table:table-row>
        <table:table-row>
          <table:table-cell table:style-name="Samples.A4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13"/>
      <text:p text:style-name="P13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e7e2f" officeooo:paragraph-rsid="003e7e2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MT1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Rector scheme of requested studies</text:p>
            </table:table-cell>
            <table:table-cell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<text:tab/></text:span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0:26:46.619537988</meta:creation-date>
    <meta:editing-duration>P0D</meta:editing-duration>
    <meta:editing-cycles>1</meta:editing-cycles>
    <meta:generator>LibreOffice/4.3.3.2$Linux_x86 LibreOffice_project/430m0$Build-2</meta:generator>
    <meta:document-statistic meta:table-count="4" meta:image-count="0" meta:object-count="0" meta:page-count="1" meta:paragraph-count="31" meta:word-count="99" meta:character-count="1211" meta:non-whitespace-character-count="1141"/>
    <meta:user-defined meta:name="Info 1"/>
    <meta:user-defined meta:name="Info 2"/>
    <meta:user-defined meta:name="Info 3"/>
    <meta:user-defined meta:name="Info 4"/>
  </office:meta>
</office:document-meta>
</file>